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0.29cm" fo:min-width="0.04cm"/>
    </style:style>
    <style:style style:name="gr35" style:family="graphic" style:parent-style-name="standard">
      <style:graphic-properties draw:stroke="none" draw:fill="solid" draw:fill-color="#586f7c" draw:textarea-horizontal-align="justify" draw:textarea-vertical-align="middle" draw:auto-grow-height="false" fo:min-height="0.29cm" fo:min-width="0.04cm"/>
    </style:style>
    <style:style style:name="gr36" style:family="graphic" style:parent-style-name="standard">
      <style:graphic-properties draw:stroke="none" draw:fill="solid" draw:fill-color="#2f4550" draw:textarea-horizontal-align="justify" draw:textarea-vertical-align="middle" draw:auto-grow-height="false" fo:min-height="0.29cm" fo:min-width="0.04cm"/>
    </style:style>
    <style:style style:name="gr3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0" style:family="graphic" style:parent-style-name="standard">
      <style:graphic-properties draw:stroke="none" draw:fill="none" fo:min-height="0.424cm" style:protect="position size"/>
      <style:paragraph-properties style:writing-mode="lr-tb"/>
    </style:style>
    <style:style style:name="gr4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1"/>
    </style:style>
    <style:style style:name="P5" style:family="paragraph">
      <style:text-properties fo:font-size="16pt" style:font-size-asian="16pt" style:font-size-complex="16pt"/>
    </style:style>
    <style:style style:name="P6" style:family="paragraph">
      <loext:graphic-properties draw:fill="none" draw:fill-color="#ffffff"/>
      <style:text-properties fo:font-size="16pt" style:font-size-asian="16pt" style:font-size-complex="16pt"/>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solid" draw:fill-color="#ced4da" draw:opacity="50%"/>
      <style:paragraph-properties fo:text-align="center"/>
    </style:style>
    <style:style style:name="P15" style:family="paragraph">
      <loext:graphic-properties draw:fill="none" draw:fill-color="#ffffff"/>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solid" draw:fill-color="#8d99ae" draw:opacity="10%"/>
      <style:paragraph-properties fo:text-align="center"/>
      <style:text-properties style:font-name="Noto Sans1"/>
    </style:style>
    <style:style style:name="P2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7"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9"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0"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1" style:family="paragraph">
      <style:paragraph-properties fo:text-align="center"/>
    </style:style>
    <style:style style:name="P32"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3" style:family="paragraph">
      <loext:graphic-properties draw:fill="solid" draw:fill-color="#b8dbd9"/>
      <style:paragraph-properties fo:text-align="center"/>
    </style:style>
    <style:style style:name="P34" style:family="paragraph">
      <loext:graphic-properties draw:fill="solid" draw:fill-color="#586f7c"/>
      <style:paragraph-properties fo:text-align="center"/>
    </style:style>
    <style:style style:name="P35" style:family="paragraph">
      <loext:graphic-properties draw:fill="solid" draw:fill-color="#2f4550"/>
      <style:paragraph-properties fo:text-align="center"/>
    </style:style>
    <style:style style:name="P36"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fo:font-size="16pt" style:font-size-asian="16pt" style:font-size-complex="16pt"/>
    </style:style>
    <style:style style:name="T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style:text-underline-style="none"/>
    </style:style>
    <style:style style:name="T7" style:family="text">
      <style:text-properties fo:color="#666666" loext:opacity="100%" style:font-name="Noto Sans1" fo:font-size="12pt" style:text-underline-style="none" style:font-size-asian="12pt" style:font-size-complex="12pt"/>
    </style:style>
    <style:style style:name="T8" style:family="text">
      <style:text-properties style:font-name="Noto Sans1" fo:font-size="18pt" style:text-underline-style="none" fo:font-weight="bold" style:font-size-asian="18pt" style:font-weight-asian="bold" style:font-size-complex="18pt" style:font-weight-complex="bold"/>
    </style:style>
    <style:style style:name="T9" style:family="text">
      <style:text-properties style:font-name="Noto Sans1" fo:font-size="18pt" style:text-underline-style="none" fo:font-weight="bold" style:font-size-asian="18pt" style:font-size-complex="18pt"/>
    </style:style>
    <style:style style:name="T10" style:family="text">
      <style:text-properties style:font-name="Lato Black1" fo:font-size="18pt" style:text-underline-style="none" style:font-size-asian="18pt" style:font-size-complex="18pt"/>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Noto Sans1" fo:font-size="60pt" fo:text-shadow="1pt 1pt" style:text-underline-style="none" style:font-size-asian="60pt" style:font-size-complex="60pt"/>
    </style:style>
    <style:style style:name="T14" style:family="text">
      <style:text-properties style:font-name="Noto Sans1" fo:font-size="18pt" style:text-underline-style="none" style:font-size-asian="18pt" style:font-size-complex="18pt"/>
    </style:style>
    <style:style style:name="T15" style:family="text">
      <style:text-properties style:font-name="Noto Sans1" fo:font-size="16pt" style:text-underline-style="none" style:font-size-asian="16pt" style:font-size-complex="16pt"/>
    </style:style>
    <style:style style:name="T16" style:family="text">
      <style:text-properties fo:color="#000000" loext:opacity="100%" style:font-name="Lato Black" fo:font-size="28pt" style:text-underline-style="none" style:font-size-asian="28pt" style:font-size-complex="28pt"/>
    </style:style>
    <style:style style:name="T1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Progress </text:span><text:span text:style-name="T1">Report 2</text:span></text:p>
          </draw:text-box>
        </draw:frame>
        <draw:frame draw:style-name="gr2" draw:text-style-name="P3" draw:layer="layout" svg:width="3.81cm" svg:height="0.836cm" svg:x="0.508cm" svg:y="14.44cm">
          <draw:image xlink:href="Pictures/10000001000000870000001D9ED844525175EE1A.png" xlink:type="simple" xlink:show="embed" xlink:actuate="onLoad" draw:mime-type="image/png">
            <text:p/>
          </draw:image>
        </draw:frame>
        <draw:line draw:style-name="gr3" draw:text-style-name="P4" draw:layer="layout" svg:x1="19.812cm" svg:y1="12.154cm" svg:x2="19.812cm" svg:y2="14.948cm">
          <text:p/>
        </draw:line>
        <draw:frame draw:style-name="gr4" draw:text-style-name="P6" draw:layer="layout" svg:width="6.985cm" svg:height="2.132cm" svg:x="20.32cm" svg:y="12.473cm">
          <draw:text-box>
            <text:p text:style-name="P5"><text:span text:style-name="T2">By:</text:span></text:p>
            <text:p text:style-name="P5"><text:span text:style-name="T2">Farhan Ijaz </text:span></text:p>
            <text:p text:style-name="P5"><text:span text:style-name="T2">Irtaza Hyder</text:span></text:p>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3">Nodes</text:span></text:p>
            </text:list-item>
            <text:list-item>
              <text:p text:style-name="P8"><text:span text:style-name="T3">Publisher Subscriber Model</text:span></text:p>
            </text:list-item>
            <text:list-item>
              <text:p text:style-name="P8"><text:span text:style-name="T3">Server Client Model</text:span></text:p>
            </text:list-item>
            <text:list-item>
              <text:p text:style-name="P8"><text:span text:style-name="T3">Action Model</text:span></text:p>
            </text:list-item>
            <text:list-item>
              <text:p text:style-name="P8"><text:span text:style-name="T3">Rviz and Gazeb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4">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5">Node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15" draw:layer="layout" svg:width="24.13cm" svg:height="3.095cm" svg:x="2.54cm" svg:y="6.985cm">
          <draw:text-box>
            <text:p>Nodes are objects which communicate between each other. They can contain different functions which dictate what parameters are being communicated and how the communication will take place. These help provide modularity by separating different components of the robot. </text:p>
          </draw:text-box>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0.414cm" svg:height="2.173cm" svg:x="2.032cm" svg:y="4.182cm">
          <draw:text-box>
            <text:p><text:span text:style-name="T5">Topic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15" draw:layer="layout" svg:width="24.13cm" svg:height="0.962cm" svg:x="2.54cm" svg:y="6.985cm">
          <draw:text-box>
            <text:p>TODO</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13" draw:layer="layout" svg:width="10.414cm" svg:height="2.173cm" svg:x="2.032cm" svg:y="4.182cm">
          <draw:text-box>
            <text:p><text:span text:style-name="T5">Servic</text:span><text:span text:style-name="T5">e</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15" draw:layer="layout" svg:width="24.13cm" svg:height="7.361cm" svg:x="2.54cm" svg:y="6.985cm">
          <draw:text-box>
            <text:p>When 2 nodes communicate via client server model, the message is known as a service.</text:p>
            <text:p>A service is only provided if the client requests it. The request is sent to a server, where the request is processed and then returned. <text:span text:style-name="T6">Unlike the publisher-</text:span><text:span text:style-name="T6">subscriber model, there can </text:span><text:span text:style-name="T6">only be one server for a specific </text:span><text:span text:style-name="T6">service.</text:span> </text:p>
            <text:p>Format:</text:p>
            <text:p/>
            <text:p>Request fields</text:p>
            <text:p>---</text:p>
            <text:p>Response fields</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8" draw:text-style-name="P13" draw:layer="layout" svg:width="10.414cm" svg:height="2.173cm" svg:x="2.032cm" svg:y="4.182cm">
          <draw:text-box>
            <text:p><text:span text:style-name="T5">Topic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15" draw:layer="layout" svg:width="24.13cm" svg:height="0.962cm" svg:x="2.54cm" svg:y="6.985cm">
          <draw:text-box>
            <text:p>TODO</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10" draw:text-style-name="P17" draw:layer="layout" svg:width="9.398cm" svg:height="2.235cm" svg:x="0.254cm" svg:y="3.219cm">
          <draw:text-box>
            <text:p text:style-name="P16"><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18" draw:layer="layout" svg:width="5.588cm" svg:height="1.115cm" svg:x="4.064cm" svg:y="2.032cm">
          <draw:text-box>
            <text:p text:style-name="P1"><text:span text:style-name="T8">Lorem</text:span></text:p>
          </draw:text-box>
        </draw:frame>
        <draw:frame draw:style-name="gr12" draw:text-style-name="P17" draw:layer="layout" svg:width="9.398cm" svg:height="2.947cm" svg:x="0.305cm" svg:y="7.332cm">
          <draw:text-box>
            <text:p text:style-name="P16"><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19" draw:layer="layout" svg:width="5.588cm" svg:height="1.115cm" svg:x="4.115cm" svg:y="6.145cm">
          <draw:text-box>
            <text:p text:style-name="P1"><text:span text:style-name="T9">Ipsum</text:span></text:p>
          </draw:text-box>
        </draw:frame>
        <draw:frame draw:style-name="gr13" draw:text-style-name="P17" draw:layer="layout" svg:width="9.398cm" svg:height="2.235cm" svg:x="0.254cm" svg:y="11.383cm">
          <draw:text-box>
            <text:p text:style-name="P16"><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19" draw:layer="layout" svg:width="5.588cm" svg:height="1.115cm" svg:x="4.064cm" svg:y="10.196cm">
          <draw:text-box>
            <text:p text:style-name="P1"><text:span text:style-name="T9">Dolor</text:span></text:p>
          </draw:text-box>
        </draw:frame>
        <draw:frame draw:style-name="gr14" draw:text-style-name="P21" draw:layer="layout" svg:width="9.398cm" svg:height="2.235cm" svg:x="18.534cm" svg:y="12.353cm">
          <draw:text-box>
            <text:p text:style-name="P20"><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22" draw:layer="layout" svg:width="5.588cm" svg:height="1.115cm" svg:x="18.534cm" svg:y="11.166cm">
          <draw:text-box>
            <text:p><text:span text:style-name="T8">Consectetur</text:span></text:p>
          </draw:text-box>
        </draw:frame>
        <draw:frame draw:style-name="gr15" draw:text-style-name="P21" draw:layer="layout" svg:width="9.398cm" svg:height="2.235cm" svg:x="18.534cm" svg:y="8.307cm">
          <draw:text-box>
            <text:p text:style-name="P20"><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6" draw:text-style-name="P23" draw:layer="layout" svg:width="5.588cm" svg:height="1.013cm" svg:x="18.534cm" svg:y="7.12cm">
          <draw:text-box>
            <text:p><text:span text:style-name="T10">Amet</text:span></text:p>
          </draw:text-box>
        </draw:frame>
        <draw:frame draw:style-name="gr17" draw:text-style-name="P21" draw:layer="layout" svg:width="9.398cm" svg:height="2.235cm" svg:x="18.534cm" svg:y="3.981cm">
          <draw:text-box>
            <text:p text:style-name="P20"><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24" draw:layer="layout" svg:width="5.588cm" svg:height="1.115cm" svg:x="18.534cm" svg:y="2.794cm">
          <draw:text-box>
            <text:p><text:span text:style-name="T9">Sit</text:span></text:p>
          </draw:text-box>
        </draw:frame>
        <presentation:notes draw:style-name="dp2">
          <draw:page-thumbnail draw:style-name="gr5" draw:layer="layout" svg:width="0.001cm" svg:height="0.001cm" svg:x="0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8" draw:text-style-name="P3"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9" draw:text-style-name="P21" draw:layer="layout" svg:width="9.398cm" svg:height="2.235cm" svg:x="7.366cm" svg:y="12.41cm">
          <draw:text-box>
            <text:p text:style-name="P20"><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24" draw:layer="layout" svg:width="5.588cm" svg:height="1.115cm" svg:x="7.366cm" svg:y="11.223cm">
          <draw:text-box>
            <text:p><text:span text:style-name="T9">03 Dolor</text:span></text:p>
          </draw:text-box>
        </draw:frame>
        <draw:frame draw:style-name="gr20" draw:text-style-name="P17" draw:layer="layout" svg:width="9.66cm" svg:height="2.739cm" svg:x="0.5cm" svg:y="3.473cm">
          <draw:text-box>
            <text:p text:style-name="P16"><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custom-shape draw:style-name="gr21" draw:text-style-name="P2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9" draw:layer="layout" svg:width="5.588cm" svg:height="1.115cm" svg:x="4.572cm" svg:y="2.286cm">
          <draw:text-box>
            <text:p text:style-name="P1"><text:span text:style-name="T9">01 Lorem</text:span></text:p>
          </draw:text-box>
        </draw:frame>
        <draw:frame draw:style-name="gr18" draw:text-style-name="P3"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8" draw:text-style-name="P3"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2" draw:text-style-name="P17" draw:layer="layout" svg:width="7.62cm" svg:height="2.555cm" svg:x="17.526cm" svg:y="5.157cm">
          <draw:text-box>
            <text:p text:style-name="P16"><text:span text:style-name="T7">Lorem ipsum dolor sit </text:span><text:span text:style-name="T7">amet, consectetur </text:span><text:span text:style-name="T7">adipiscing elit, sed do </text:span><text:span text:style-name="T7">eiusmod tempor </text:span><text:span text:style-name="T7">incididunt ut labore et </text:span><text:span text:style-name="T7">dolore magna aliqua. </text:span></text:p>
          </draw:text-box>
        </draw:frame>
        <draw:frame draw:style-name="gr11" draw:text-style-name="P19" draw:layer="layout" svg:width="5.588cm" svg:height="1.115cm" svg:x="19.558cm" svg:y="3.97cm">
          <draw:text-box>
            <text:p text:style-name="P1"><text:span text:style-name="T9">02 Ipsum</text:span></text:p>
          </draw:text-box>
        </draw:frame>
        <presentation:notes draw:style-name="dp2">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23" draw:text-style-name="P26" draw:layer="layout" svg:width="8.89cm" svg:height="3.321cm" svg:x="2.648cm" svg:y="4.234cm">
          <draw:text-box>
            <text:p><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24" draw:text-style-name="P27" draw:layer="layout" svg:width="4.318cm" svg:height="1.31cm" svg:x="4.457cm" svg:y="3.094cm">
          <draw:text-box>
            <text:p><text:span text:style-name="T12">Lorem</text:span></text:p>
          </draw:text-box>
        </draw:frame>
        <draw:frame draw:style-name="gr23" draw:text-style-name="P26" draw:layer="layout" svg:width="8.89cm" svg:height="3.321cm" svg:x="7.982cm" svg:y="11.216cm">
          <draw:text-box>
            <text:p><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24" draw:text-style-name="P27" draw:layer="layout" svg:width="4.318cm" svg:height="1.31cm" svg:x="9.791cm" svg:y="10.076cm">
          <draw:text-box>
            <text:p><text:span text:style-name="T12">Ipsum</text:span></text:p>
          </draw:text-box>
        </draw:frame>
        <draw:frame draw:style-name="gr23" draw:text-style-name="P26" draw:layer="layout" svg:width="8.89cm" svg:height="3.321cm" svg:x="18.65cm" svg:y="11.346cm">
          <draw:text-box>
            <text:p><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24" draw:text-style-name="P27" draw:layer="layout" svg:width="4.318cm" svg:height="1.31cm" svg:x="20.459cm" svg:y="10.206cm">
          <draw:text-box>
            <text:p><text:span text:style-name="T12">Sit</text:span></text:p>
          </draw:text-box>
        </draw:frame>
        <draw:frame draw:style-name="gr23" draw:text-style-name="P26" draw:layer="layout" svg:width="8.89cm" svg:height="3.321cm" svg:x="14.078cm" svg:y="4.234cm">
          <draw:text-box>
            <text:p><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24" draw:text-style-name="P27" draw:layer="layout" svg:width="4.318cm" svg:height="1.31cm" svg:x="15.887cm" svg:y="3.094cm">
          <draw:text-box>
            <text:p><text:span text:style-name="T12">Dolor</text:span></text:p>
          </draw:text-box>
        </draw:frame>
        <draw:frame draw:style-name="gr25" draw:text-style-name="P28" draw:layer="layout" svg:width="3.048cm" svg:height="5.179cm" svg:x="1.378cm" svg:y="1.44cm">
          <draw:text-box>
            <text:p><text:span text:style-name="T13">01</text:span></text:p>
          </draw:text-box>
        </draw:frame>
        <draw:frame draw:style-name="gr25" draw:text-style-name="P28" draw:layer="layout" svg:width="3.048cm" svg:height="5.179cm" svg:x="6.712cm" svg:y="8.552cm">
          <draw:text-box>
            <text:p><text:span text:style-name="T13">02</text:span></text:p>
          </draw:text-box>
        </draw:frame>
        <draw:frame draw:style-name="gr25" draw:text-style-name="P28" draw:layer="layout" svg:width="3.048cm" svg:height="5.179cm" svg:x="12.808cm" svg:y="1.604cm">
          <draw:text-box>
            <text:p><text:span text:style-name="T13">03</text:span></text:p>
          </draw:text-box>
        </draw:frame>
        <draw:frame draw:style-name="gr25" draw:text-style-name="P28" draw:layer="layout" svg:width="3.048cm" svg:height="5.179cm" svg:x="17.38cm" svg:y="8.716cm">
          <draw:text-box>
            <text:p><text:span text:style-name="T13">04</text:span></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Jigsaw">
        <office:forms form:automatic-focus="false" form:apply-design-mode="false"/>
        <draw:frame draw:style-name="gr26" draw:text-style-name="P29" draw:layer="layout" svg:width="10.668cm" svg:height="3.936cm" svg:x="11.938cm" svg:y="5.588cm">
          <draw:text-box>
            <text:p><text:span text:style-name="T14">Lorem ipsum </text:span><text:span text:style-name="T14">dolor sit amet, </text:span><text:span text:style-name="T14">consectetur </text:span><text:span text:style-name="T14">adipiscing elit, </text:span><text:span text:style-name="T14">sed do eiusmod </text:span><text:span text:style-name="T14">tempor </text:span><text:span text:style-name="T14">incididunt ut </text:span><text:span text:style-name="T14">labore et dolore </text:span><text:span text:style-name="T14">magna aliqua. </text:span></text:p>
          </draw:text-box>
        </draw:frame>
        <draw:frame draw:style-name="gr27" draw:text-style-name="P30" draw:layer="layout" svg:width="4.318cm" svg:height="1.017cm" svg:x="11.992cm" svg:y="9.412cm">
          <draw:text-box>
            <text:p><text:span text:style-name="T15">- Loremus</text:span></text:p>
          </draw:text-box>
        </draw:frame>
        <presentation:notes draw:style-name="dp2">
          <draw:page-thumbnail draw:style-name="gr5" draw:layer="layout" svg:width="0.001cm" svg:height="0.001cm" svg:x="0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28" draw:text-style-name="P32" draw:layer="layout" svg:width="13.716cm" svg:height="1.437cm" svg:x="7.112cm" svg:y="0.794cm">
          <draw:text-box>
            <text:p text:style-name="P31"><text:span text:style-name="T16">Lorem &amp; </text:span><text:span text:style-name="T16">Ipsum</text:span></text:p>
          </draw:text-box>
        </draw:frame>
        <draw:g>
          <draw:custom-shape draw:style-name="gr29" draw:text-style-name="P3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0" draw:text-style-name="P3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2" draw:text-style-name="P3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1" draw:text-style-name="P36" draw:layer="layout" svg:width="3.556cm" svg:height="1.115cm" svg:x="2.794cm" svg:y="10.379cm">
          <draw:text-box>
            <text:p text:style-name="P31"><text:span text:style-name="T8">Lorem</text:span></text:p>
          </draw:text-box>
        </draw:frame>
        <draw:frame draw:style-name="gr11" draw:text-style-name="P36" draw:layer="layout" svg:width="3.556cm" svg:height="1.115cm" svg:x="12.192cm" svg:y="10.468cm">
          <draw:text-box>
            <text:p text:style-name="P31"><text:span text:style-name="T8">Ipsum</text:span></text:p>
          </draw:text-box>
        </draw:frame>
        <draw:frame draw:style-name="gr11" draw:text-style-name="P36" draw:layer="layout" svg:width="3.556cm" svg:height="1.115cm" svg:x="21.282cm" svg:y="10.414cm">
          <draw:text-box>
            <text:p text:style-name="P31"><text:span text:style-name="T8">Dolor</text:span></text:p>
          </draw:text-box>
        </draw:frame>
        <draw:frame draw:style-name="gr33" draw:text-style-name="P37" draw:layer="layout" svg:width="7.984cm" svg:height="4.595cm" svg:x="1.016cm" svg:y="11.357cm">
          <draw:text-box>
            <text:p text:style-name="P31"><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33" draw:text-style-name="P37" draw:layer="layout" svg:width="7.728cm" svg:height="4.595cm" svg:x="10cm" svg:y="11.358cm">
          <draw:text-box>
            <text:p text:style-name="P31"><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frame draw:style-name="gr33" draw:text-style-name="P37" draw:layer="layout" svg:width="7.828cm" svg:height="4.595cm" svg:x="19cm" svg:y="11.359cm">
          <draw:text-box>
            <text:p text:style-name="P31"><text:span text:style-name="T11">Lorem ipsum dolor </text:span><text:span text:style-name="T11">sit amet, </text:span><text:span text:style-name="T11">consectetur </text:span><text:span text:style-name="T11">adipiscing elit, sed </text:span><text:span text:style-name="T11">do eiusmod </text:span><text:span text:style-name="T11">tempor incididunt </text:span><text:span text:style-name="T11">ut labore et dolore </text:span><text:span text:style-name="T11">magna aliqua. </text:span></text:p>
          </draw:text-box>
        </draw:frame>
        <draw:custom-shape draw:style-name="gr34"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37" draw:text-style-name="P39" draw:layer="layout" svg:width="14.224cm" svg:height="4.595cm" svg:x="1.27cm" svg:y="4.297cm">
          <draw:text-box>
            <text:p text:style-name="P38"><text:span text:style-name="T11">Id volutpat lacus </text:span><text:span text:style-name="T11">laoreet non </text:span><text:span text:style-name="T11">curabitur gravida </text:span><text:span text:style-name="T11">arcu. Felis </text:span><text:span text:style-name="T11">bibendum ut </text:span><text:span text:style-name="T11">tristique et </text:span><text:span text:style-name="T11">egestas quis ipsum </text:span><text:span text:style-name="T11">suspendisse. </text:span><text:span text:style-name="T11">Quam viverra orci </text:span><text:span text:style-name="T11">sagittis eu. Risus </text:span><text:span text:style-name="T11">commodo viverra </text:span><text:span text:style-name="T11">maecenas </text:span><text:span text:style-name="T11">accumsan lacus. </text:span><text:span text:style-name="T11">Sit amet est </text:span><text:span text:style-name="T11">placerat in </text:span><text:span text:style-name="T11">egestas. Semper </text:span><text:span text:style-name="T11">auctor neque vitae </text:span><text:span text:style-name="T11">tempus quam </text:span><text:span text:style-name="T11">pellentesque</text:span></text:p>
          </draw:text-box>
        </draw:frame>
        <draw:frame draw:style-name="gr38" draw:text-style-name="P41" draw:layer="layout" svg:width="14.224cm" svg:height="3.147cm" svg:x="1.016cm" svg:y="10.197cm">
          <draw:text-box>
            <text:p text:style-name="P40"><text:span text:style-name="T11">Id volutpat lacus </text:span><text:span text:style-name="T11">laoreet non </text:span><text:span text:style-name="T11">curabitur gravida </text:span><text:span text:style-name="T11">arcu. Felis </text:span><text:span text:style-name="T11">bibendum ut </text:span><text:span text:style-name="T11">tristique et </text:span><text:span text:style-name="T11">egestas quis ipsum </text:span><text:span text:style-name="T11">suspendisse. </text:span><text:span text:style-name="T11">Quam viverra orci </text:span><text:span text:style-name="T11">sagittis eu. Risus </text:span><text:span text:style-name="T11">commodo viverra </text:span></text:p>
          </draw:text-box>
        </draw:frame>
        <draw:frame draw:style-name="gr39" draw:text-style-name="P22" draw:layer="layout" svg:width="9.906cm" svg:height="1.31cm" svg:x="0.762cm" svg:y="1.016cm">
          <draw:text-box>
            <text:p><text:span text:style-name="T12">Lorem &amp; </text:span><text:span text:style-name="T12">Ipsum</text:span></text:p>
          </draw:text-box>
        </draw:frame>
        <draw:frame draw:style-name="gr40" draw:text-style-name="P43" draw:layer="layout" svg:width="6.082cm" svg:height="0.674cm" svg:x="14.746cm" svg:y="14.342cm">
          <draw:text-box>
            <text:p text:style-name="P42"><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41"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2"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9-12T12:02:04.616821480</meta:creation-date>
    <meta:editing-duration>PT16M22S</meta:editing-duration>
    <meta:editing-cycles>2</meta:editing-cycles>
    <dc:date>2023-09-12T12:28:47.680280585</dc:date>
    <meta:document-statistic meta:object-count="347"/>
  </office:meta>
</office:document-meta>
</file>